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2366in"/>
    </style:style>
    <style:style style:name="co9" style:family="table-column">
      <style:table-column-properties fo:break-before="auto" style:column-width="0.5173in"/>
    </style:style>
    <style:style style:name="co10" style:family="table-column">
      <style:table-column-properties fo:break-before="auto" style:column-width="0.3992in"/>
    </style:style>
    <style:style style:name="co11" style:family="table-column">
      <style:table-column-properties fo:break-before="auto" style:column-width="0.426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number-columns-repeated="52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30" calcext:value-type="float">
            <text:p>30</text:p>
          </table:table-cell>
          <table:table-cell table:style-name="ce24" table:formula="of:=SUM([.J5:.J28])" office:value-type="currency" office:currency="USD" office:value="49.9508" calcext:value-type="currency">
            <text:p>$49.95</text:p>
          </table:table-cell>
          <table:table-cell table:style-name="ce24" table:formula="of:=[.E2]*[.D2]" office:value-type="currency" office:currency="USD" office:value="1498.524" calcext:value-type="currency">
            <text:p>$1,498.52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30" calcext:value-type="float">
            <text:p>30</text:p>
          </table:table-cell>
          <table:table-cell table:style-name="ce8" office:value-type="string" calcext:value-type="string">
            <text:p>Feather M4 Express</text:p>
          </table:table-cell>
          <table:table-cell table:style-name="ce9" office:value-type="float" office:value="3857" calcext:value-type="float">
            <text:p>3857</text:p>
          </table:table-cell>
          <table:table-cell table:style-name="ce8" office:value-type="string" calcext:value-type="string">
            <text:p>Adafrui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1528-2648-ND</text:p>
          </table:table-cell>
          <table:table-cell table:style-name="ce14" office:value-type="currency" office:currency="USD" office:value="22.95" calcext:value-type="currency">
            <text:p>$22.95</text:p>
          </table:table-cell>
          <table:table-cell table:style-name="ce14" table:formula="of:=[.I5]*[.B5]" office:value-type="currency" office:currency="USD" office:value="22.95" calcext:value-type="currency">
            <text:p>$22.95</text:p>
          </table:table-cell>
          <table:table-cell table:style-name="ce17" office:value-type="string" calcext:value-type="string">
            <text:p><text:a xlink:href="https://www.digikey.com/en/products/detail/adafruit-industries-llc/3857/9553567?s=N4IgTCBcDaIIwFYwA4C0YBsAWNA5AIiALoC%2BQA" xlink:type="simple">https://www.adafruit.com/product/3857</text:a>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60" calcext:value-type="float">
            <text:p>6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7456" calcext:value-type="currency">
            <text:p>$1.75</text:p>
          </table:table-cell>
          <table:table-cell table:style-name="ce14" table:formula="of:=[.I6]*[.B6]" office:value-type="currency" office:currency="USD" office:value="3.4912" calcext:value-type="currency">
            <text:p>$3.49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7]*[.$D$2]&gt;[.L7];[.B7]*[.$D$2];[.L7])" office:value-type="float" office:value="30" calcext:value-type="float">
            <text:p>3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979" calcext:value-type="currency">
            <text:p>$0.98</text:p>
          </table:table-cell>
          <table:table-cell table:style-name="ce14" table:formula="of:=[.I7]*[.B7]" office:value-type="currency" office:currency="USD" office:value="0.979" calcext:value-type="currency">
            <text:p>$0.98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8]*[.$D$2]&gt;[.L8];[.B8]*[.$D$2];[.L8])" office:value-type="float" office:value="30" calcext:value-type="float">
            <text:p>30</text:p>
          </table:table-cell>
          <table:table-cell table:style-name="ce8" office:value-type="string" calcext:value-type="string">
            <text:p>2 to 1 analog mux</text:p>
          </table:table-cell>
          <table:table-cell table:style-name="ce8" office:value-type="string" calcext:value-type="string">
            <text:p>MAX4624EUT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24EUT+T</text:p>
          </table:table-cell>
          <table:table-cell table:style-name="ce14" office:value-type="currency" office:currency="USD" office:value="3.148" calcext:value-type="currency">
            <text:p>$3.15</text:p>
          </table:table-cell>
          <table:table-cell table:style-name="ce14" table:formula="of:=[.I8]*[.B8]" office:value-type="currency" office:currency="USD" office:value="3.148" calcext:value-type="currency">
            <text:p>$3.15</text:p>
          </table:table-cell>
          <table:table-cell table:style-name="ce17" office:value-type="string" calcext:value-type="string">
            <text:p><text:a xlink:href="https://www.digikey.com/en/products/detail/maxim-integrated/MAX4624EUT-T/1016410?s=N4IgTCBcDaILIEEAaAWAbGFBRAqgFQGo8QBdAXyA" xlink:type="simple">https://www.digikey.com/en/products/detail/maxim-integrated/MAX4624EUT-T/1016410?s=N4IgTCBcDaILIEEAaAWAbGFBRAqgFQGo8QBdAXyA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9]*[.$D$2]&gt;[.L9];[.B9]*[.$D$2];[.L9])" office:value-type="float" office:value="30" calcext:value-type="float">
            <text:p>30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356" calcext:value-type="currency">
            <text:p>$0.36</text:p>
          </table:table-cell>
          <table:table-cell table:style-name="ce14" table:formula="of:=[.I9]*[.B9]" office:value-type="currency" office:currency="USD" office:value="0.356" calcext:value-type="currency">
            <text:p>$0.36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0]*[.$D$2]&gt;[.L10];[.B10]*[.$D$2];[.L10])" office:value-type="float" office:value="30" calcext:value-type="float">
            <text:p>30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6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608A-SSHDA-TCT-ND</text:p>
          </table:table-cell>
          <table:table-cell table:style-name="ce14" office:value-type="currency" office:currency="USD" office:value="0.81" calcext:value-type="currency">
            <text:p>$0.81</text:p>
          </table:table-cell>
          <table:table-cell table:style-name="ce14" table:formula="of:=[.I10]*[.B10]" office:value-type="currency" office:currency="USD" office:value="0.81" calcext:value-type="currency">
            <text:p>$0.81</text:p>
          </table:table-cell>
          <table:table-cell table:style-name="ce17" office:value-type="string" calcext:value-type="string">
            <text:p><text:a xlink:href="https://www.digikey.com/en/products/detail/microchip-technology/ATECC608A-SSHDA-T/7928116?s=N4IgTCBcDaIBwFoDKB5AkgYQAQEEAqAohhgGwAMcOySAEgCJV4gC6AvkA" xlink:type="simple">https://www.digikey.com/en/products/detail/microchip-technology/ATECC608A-SSHDA-T/7928116?s=N4IgTCBcDaIBwFoDKB5AkgYQAQEEAqAohhgGwAMcOySAEgCJV4gC6AvkA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0]*[.$D$2]&gt;[.L10];[.B10]*[.$D$2];[.L10])" office:value-type="float" office:value="30" calcext:value-type="float">
            <text:p>30</text:p>
          </table:table-cell>
          <table:table-cell table:style-name="ce8" office:value-type="string" calcext:value-type="string">
            <text:p>Op Amp</text:p>
          </table:table-cell>
          <table:table-cell table:style-name="ce8" office:value-type="string" calcext:value-type="string">
            <text:p>MAX4321EUK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321EUK+TCT-ND</text:p>
          </table:table-cell>
          <table:table-cell table:style-name="ce14" office:value-type="currency" office:currency="USD" office:value="1.64" calcext:value-type="currency">
            <text:p>$1.64</text:p>
          </table:table-cell>
          <table:table-cell table:style-name="ce14" table:formula="of:=[.I11]*[.B11]" office:value-type="currency" office:currency="USD" office:value="1.64" calcext:value-type="currency">
            <text:p>$1.64</text:p>
          </table:table-cell>
          <table:table-cell table:style-name="ce17" office:value-type="string" calcext:value-type="string">
            <text:p><text:a xlink:href="https://www.digikey.com/en/products/detail/maxim-integrated/MAX4321EUK-T/1702629" xlink:type="simple">https://www.digikey.com/en/products/detail/maxim-integrated/MAX4321EUK-T/1702629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,R2,R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5" calcext:value-type="currency">
            <text:p>$0.01</text:p>
          </table:table-cell>
          <table:table-cell table:style-name="ce14" table:formula="of:=[.I12]*[.B12]" office:value-type="currency" office:currency="USD" office:value="0.0345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4,R7,R15,R1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13]*[.$D$2]&gt;[.L13];[.B13]*[.$D$2];[.L13])" office:value-type="float" office:value="120" calcext:value-type="float">
            <text:p>12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3]*[.B13]" office:value-type="currency" office:currency="USD" office:value="0.0584" calcext:value-type="currency">
            <text:p>$0.06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5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4]*[.$D$2]&gt;[.L14];[.B14]*[.$D$2];[.L14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4]*[.B14]" office:value-type="currency" office:currency="USD" office:value="0.0292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6,R9,R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15]*[.$D$2]&gt;[.L15];[.B15]*[.$D$2];[.L15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5]*[.B15]" office:value-type="currency" office:currency="USD" office:value="0.0438" calcext:value-type="currency">
            <text:p>$0.04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6]*[.$D$2]&gt;[.L16];[.B16]*[.$D$2];[.L16])" office:value-type="float" office:value="30" calcext:value-type="float">
            <text:p>30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6]*[.B16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30" calcext:value-type="float">
            <text:p>30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7]*[.B17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2,R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8]*[.$D$2]&gt;[.L18];[.B18]*[.$D$2];[.L18])" office:value-type="float" office:value="60" calcext:value-type="float">
            <text:p>60</text:p>
          </table:table-cell>
          <table:table-cell table:style-name="ce8" office:value-type="string" calcext:value-type="string">
            <text:p>20K resistor,1%,1206</text:p>
          </table:table-cell>
          <table:table-cell table:style-name="ce8" office:value-type="string" calcext:value-type="string">
            <text:p>RMCF1206FT2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20K0CT-ND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18]*[.B18]" office:value-type="currency" office:currency="USD" office:value="0.072" calcext:value-type="currency">
            <text:p>$0.07</text:p>
          </table:table-cell>
          <table:table-cell table:style-name="ce17" office:value-type="string" calcext:value-type="string">
            <text:p><text:a xlink:href="https://www.digikey.com/en/products/detail/stackpole-electronics-inc/RMCF1206FT20K0/1759766?s=N4IgTCBcDaIEoFkDCAxAjGADANhQFSwGlMk8BaAOQBEQBdAXyA" xlink:type="simple">https://www.digikey.com/en/products/detail/stackpole-electronics-inc/RMCF1206FT20K0/1759766?s=N4IgTCBcDaIEoFkDCAxAjGADANhQFSwGlMk8BaAOQBEQBdAXyA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1,C2,C4,C5,C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19]*[.$D$2]&gt;[.L19];[.B19]*[.$D$2];[.L19])" office:value-type="float" office:value="150" calcext:value-type="float">
            <text:p>150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656" calcext:value-type="currency">
            <text:p>$0.07</text:p>
          </table:table-cell>
          <table:table-cell table:style-name="ce14" table:formula="of:=[.I19]*[.B19]" office:value-type="currency" office:currency="USD" office:value="0.328" calcext:value-type="currency">
            <text:p>$0.33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0]*[.$D$2]&gt;[.L20];[.B20]*[.$D$2];[.L20])" office:value-type="float" office:value="30" calcext:value-type="float">
            <text:p>30</text:p>
          </table:table-cell>
          <table:table-cell table:style-name="ce8" office:value-type="string" calcext:value-type="string">
            <text:p>10uf Cap,1206</text:p>
          </table:table-cell>
          <table:table-cell table:style-name="ce8" office:value-type="string" calcext:value-type="string">
            <text:p><text:s/>C3216X7R1C106K160AC</text:p>
          </table:table-cell>
          <table:table-cell table:style-name="ce8" office:value-type="string" calcext:value-type="string">
            <text:p>TDK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C3216X7R1C106K160AC</text:p>
          </table:table-cell>
          <table:table-cell table:style-name="ce14" office:value-type="currency" office:currency="USD" office:value="0.228" calcext:value-type="currency">
            <text:p>$0.23</text:p>
          </table:table-cell>
          <table:table-cell table:style-name="ce14" table:formula="of:=[.I20]*[.B20]" office:value-type="currency" office:currency="USD" office:value="0.228" calcext:value-type="currency">
            <text:p>$0.23</text:p>
          </table:table-cell>
          <table:table-cell table:style-name="ce17" office:value-type="string" calcext:value-type="string">
            <text:p><text:a xlink:href="https://www.digikey.com/en/products/detail/tdk-corporation/C3216X7R1C106K160AC/1965630?s=N4IgTCBcDaIMIGYwEYBsANA7AJWXZADKgNJoECCcIAugL5A" xlink:type="simple">https://www.digikey.com/en/products/detail/tdk-corporation/C3216X7R1C106K160AC/1965630?s=N4IgTCBcDaIMIGYwEYBsANA7AJWXZADKgNJoECCcIAugL5A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K1,K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21]*[.$D$2]&gt;[.L21];[.B21]*[.$D$2];[.L21])" office:value-type="float" office:value="60" calcext:value-type="float">
            <text:p>60</text:p>
          </table:table-cell>
          <table:table-cell table:style-name="ce8" office:value-type="string" calcext:value-type="string">
            <text:p>DPDT Relay</text:p>
          </table:table-cell>
          <table:table-cell table:style-name="ce8" office:value-type="string" calcext:value-type="string">
            <text:p>EB2-5NU</text:p>
          </table:table-cell>
          <table:table-cell table:style-name="ce8" office:value-type="string" calcext:value-type="string">
            <text:p>Kemet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EB2-5NU</text:p>
          </table:table-cell>
          <table:table-cell table:style-name="ce14" office:value-type="currency" office:currency="USD" office:value="1.612" calcext:value-type="currency">
            <text:p>$1.61</text:p>
          </table:table-cell>
          <table:table-cell table:style-name="ce14" table:formula="of:=[.I21]*[.B21]" office:value-type="currency" office:currency="USD" office:value="3.224" calcext:value-type="currency">
            <text:p>$3.22</text:p>
          </table:table-cell>
          <table:table-cell table:style-name="ce17" office:value-type="string" calcext:value-type="string">
            <text:p><text:a xlink:href="https://www.digikey.com/en/products/detail/kemet/EB2-5NU/5502007" xlink:type="simple">https://www.digikey.com/en/products/detail/kemet/EB2-5NU/5502007</text:a>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1,P2 (A1 Socket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30" calcext:value-type="float">
            <text:p>30</text:p>
          </table:table-cell>
          <table:table-cell table:style-name="ce8" office:value-type="string" calcext:value-type="string">
            <text:p>30 pin header socket</text:p>
          </table:table-cell>
          <table:table-cell table:style-name="ce9" office:value-type="string" calcext:value-type="string">
            <text:p>7-534237-8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A32917-ND</text:p>
          </table:table-cell>
          <table:table-cell table:style-name="ce14" office:value-type="currency" office:currency="USD" office:value="4.944" calcext:value-type="currency">
            <text:p>$4.94</text:p>
          </table:table-cell>
          <table:table-cell table:style-name="ce14" table:formula="of:=[.I22]*[.B22]" office:value-type="currency" office:currency="USD" office:value="4.944" calcext:value-type="currency">
            <text:p>$4.94</text:p>
          </table:table-cell>
          <table:table-cell table:style-name="ce17" office:value-type="string" calcext:value-type="string">
            <text:p><text:a xlink:href="https://www.digikey.com/en/products/detail/te-connectivity-amp-connectors/7-534237-8/1092988?s=N4IgTCBcDaIOwFoCsBmALGFiAcIC6AvkA" xlink:type="simple">https://www.digikey.com/en/products/detail/te-connectivity-amp-connectors/6-534237-4/1089949?s=N4IgTCBcDaIIIGYwFYAsBOAtAOQCIgF0BfIA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3]*[.$D$2]&gt;[.L23];[.B23]*[.$D$2];[.L23])" office:value-type="float" office:value="100" calcext:value-type="float">
            <text:p>10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1577" calcext:value-type="currency">
            <text:p>$0.16</text:p>
          </table:table-cell>
          <table:table-cell table:style-name="ce14" table:formula="of:=[.I23]*[.B23]" office:value-type="currency" office:currency="USD" office:value="0.1577" calcext:value-type="currency">
            <text:p>$0.16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D2,D3,D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Diode Array</text:p>
          </table:table-cell>
          <table:table-cell table:style-name="ce8" office:value-type="string" calcext:value-type="string">
            <text:p>BAS70-04-E3-18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AS70-04-E3-18GICT-ND</text:p>
          </table:table-cell>
          <table:table-cell table:style-name="ce14" office:value-type="currency" office:currency="USD" office:value="0.1794" calcext:value-type="currency">
            <text:p>$0.18</text:p>
          </table:table-cell>
          <table:table-cell table:style-name="ce14" table:formula="of:=[.I24]*[.B24]" office:value-type="currency" office:currency="USD" office:value="0.5382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vishay-general-semiconductor-diodes-division/BAS70-04-E3-18/4826861?s=N4IgTCBcDaIEIEEDKB2ADAWjQFgwUQGYMBGADgHEBJAYQBUMA5AERAF0BfIA" xlink:type="simple">https://www.digikey.com/en/products/detail/vishay-general-semiconductor-diodes-division/BAS70-04-E3-18/4826861?s=N4IgTCBcDaIEIEEDKB2ADAWjQFgwUQGYMBGADgHEBJAYQBUMA5AERAF0BfIA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Q1,Q2,Q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 ([.B25]*[.$D$2]&gt;[.L25];[.B25]*[.$D$2];[.L25])" office:value-type="float" office:value="100" calcext:value-type="float">
            <text:p>10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3476" calcext:value-type="currency">
            <text:p>$0.35</text:p>
          </table:table-cell>
          <table:table-cell table:style-name="ce14" table:formula="of:=[.I25]*[.B25]" office:value-type="currency" office:currency="USD" office:value="1.0428" calcext:value-type="currency">
            <text:p>$1.04</text:p>
          </table:table-cell>
          <table:table-cell table:style-name="ce17" office:value-type="string" calcext:value-type="string">
            <text:p><text:a xlink:href="https://www.digikey.com/products/en?keywords=BSS806NH6327XTSA1CT-ND" xlink:type="simple">https://www.digikey.com/products/en?keywords=BSS806NH6327XTSA1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26]*[.$D$2]&gt;[.L26];[.B26]*[.$D$2];[.L26])" office:value-type="float" office:value="30" calcext:value-type="float">
            <text:p>30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5852" calcext:value-type="currency">
            <text:p>$0.59</text:p>
          </table:table-cell>
          <table:table-cell table:style-name="ce14" table:formula="of:=[.I26]*[.B26]" office:value-type="currency" office:currency="USD" office:value="0.5852" calcext:value-type="currency">
            <text:p>$0.59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5" table:formula="of:=IF ([.B27]*[.$D$2]&gt;[.L27];[.B27]*[.$D$2];[.L27])" office:value-type="float" office:value="180" calcext:value-type="float">
            <text:p>180</text:p>
          </table:table-cell>
          <table:table-cell table:style-name="ce8" office:value-type="string" calcext:value-type="string">
            <text:p>#4x3/8 Screw</text:p>
          </table:table-cell>
          <table:table-cell table:style-name="ce8" office:value-type="string" calcext:value-type="string">
            <text:p>PSMS 004 0038 PH</text:p>
          </table:table-cell>
          <table:table-cell table:style-name="ce8" office:value-type="string" calcext:value-type="string">
            <text:p>B&amp;F Fastener Suppl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H800-ND</text:p>
          </table:table-cell>
          <table:table-cell table:style-name="ce14" office:value-type="currency" office:currency="USD" office:value="0.0898" calcext:value-type="currency">
            <text:p>$0.09</text:p>
          </table:table-cell>
          <table:table-cell table:style-name="ce14" table:formula="of:=[.I27]*[.B27]" office:value-type="currency" office:currency="USD" office:value="0.5388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b-f-fastener-supply/PSMS-004-0038-PH/333049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PC Board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8]*[.$D$2]&gt;[.L28];[.B28]*[.$D$2];[.L28])" office:value-type="float" office:value="30" calcext:value-type="float">
            <text:p>30</text:p>
          </table:table-cell>
          <table:table-cell table:style-name="ce8" table:number-columns-repeated="4"/>
          <table:table-cell table:style-name="ce11"/>
          <table:table-cell table:style-name="ce14" office:value-type="currency" office:currency="USD" office:value="3.8" calcext:value-type="currency">
            <text:p>$3.80</text:p>
          </table:table-cell>
          <table:table-cell table:style-name="ce14" table:formula="of:=[.I28]*[.B28]" office:value-type="currency" office:currency="USD" office:value="3.8" calcext:value-type="currency">
            <text:p>$3.80</text:p>
          </table:table-cell>
          <table:table-cell table:style-name="ce17"/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3:20:57.1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5T10:06:49.664000000</meta:creation-date>
    <meta:generator>LibreOffice/7.1.3.2$Windows_X86_64 LibreOffice_project/47f78053abe362b9384784d31a6e56f8511eb1c1</meta:generator>
    <dc:date>2021-07-30T13:22:16.103000000</dc:date>
    <meta:editing-duration>PT14H42M45S</meta:editing-duration>
    <meta:editing-cycles>86</meta:editing-cycles>
    <meta:print-date>2017-10-24T14:34:34.917000000</meta:print-date>
    <meta:document-statistic meta:table-count="1" meta:cell-count="298" meta:object-count="0"/>
  </office:meta>
</office:document-meta>
</file>